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margin-left="0in" fo:margin-right="0in" fo:text-indent="0.4925in" style:auto-text-indent="false"/>
    </style:style>
    <style:style style:name="P4" style:family="paragraph" style:parent-style-name="Standard">
      <style:paragraph-properties fo:margin-left="0in" fo:margin-right="0in" fo:text-indent="0.4925in" style:auto-text-indent="false"/>
      <style:text-properties fo:font-weight="bold" style:font-weight-asian="bold"/>
    </style:style>
    <style:style style:name="P5"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6" style:family="paragraph" style:parent-style-name="Standard" style:list-style-name="L1"/>
    <style:style style:name="T1" style:family="text">
      <style:text-properties fo:font-style="italic" style:font-style-asian="italic"/>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unar Logic Marketing Website</text:p>
      <text:p text:style-name="P2"/>
      <text:p text:style-name="Standard"><text:tab/>We created an interactive marketing website for the services provided by the software company Lunar Logic. It allows potential customers an easy way to browse through their available services and select the ones they are interested in, and then contact Lunar Logic about receiving more information on those services. It does this be saving a list of services selected by the user on either the graph or the list located on the sidebar and then sending an email to Lunar Logic with the contact information the user enters and the list of selected services.</text:p>
      <text:p text:style-name="Standard"/>
      <text:p text:style-name="Standard">Our project is mostly complete. It meets all of the requirements that we originally set out and that the client requested. We were able to complete the features required, although some features lack polish.</text:p>
      <text:list xml:id="list7754098132064169230" text:style-name="L1">
        <text:list-item>
          <text:p text:style-name="P6">Interactive node system (similar to VisualThesaurus.com)</text:p>
        </text:list-item>
        <text:list-item>
          <text:p text:style-name="P6">Personal Plan(list of services available and which are selected)</text:p>
        </text:list-item>
        <text:list-item>
          <text:p text:style-name="P6">Progress bar(updates based on number of services selected)</text:p>
        </text:list-item>
        <text:list-item>
          <text:p text:style-name="P6">A way to send the personal plan along with contact information entered by the user</text:p>
        </text:list-item>
        <text:list-item>
          <text:p text:style-name="P6">Admin pages to easily update service information and enter new services</text:p>
        </text:list-item>
      </text:list>
      <text:p text:style-name="Standard"/>
      <text:p text:style-name="P1">B. Evaluation of the development process</text:p>
      <text:p text:style-name="P1"/>
      <text:p text:style-name="Standard"><text:tab/>The most challenging part of the project was programming the interactive node system to have the functionality to meet our client’s requirements. This node system, referred to as arbor.js, made up the bulk of the project. As a whole, arbor.js handles the physics and rendering of the nodes. <text:s/>On top of this, we created a procedural method for which nodes are created based on the services stored in our database. Those services also needed to be used to populate other elements of the page, such as the service information sidebar, with data. We had to program the nodes to accept button clicks for selection, to expand on hover, and to be aware of their relationships to uncover related services. <text:s text:c="2"/></text:p>
      <text:p text:style-name="P3">The other big piece was the sidebar. The sidebar consisted of the personal plan, selected service information and the contact form. We had a hard time fitting the required information in these neatly and having them slide out over one another bug free. Having this many dynamic elements on the page made it very hard to style.</text:p>
      <text:p text:style-name="P3">So what went well—we had good team collaboration and kept in contact via email, skype, and texting. <text:s/>We met with our client every 2-3 weeks and kept in contact with her via email. <text:s/><text:span text:style-name="Default_20_Paragraph_20_Font"><text:span text:style-name="T1">Designing the system was difficult and could’ve gone more smoothly. Working with arbor.js was totally new territory, and we each had very little or no javascript experience before this. <text:s/></text:span></text:span>Project management would’ve been better if we were all able to meet as a team more than twice a week.</text:p>
      <text:p text:style-name="P3"/>
      <text:p text:style-name="P1">C. Evaluation of the finished product</text:p>
      <text:p text:style-name="P4">i. Assessment of the completeness and correctness of your system</text:p>
      <text:p text:style-name="P3">The system is not completely done, but it is very close. <text:s/>It needs polishing off, but it does what the client wants it to do. <text:s/>It has a node system that is very functional. <text:s/>It keeps track of parent and children services which obfuscate when not selected or hovered. <text:s/>The system has overlapping sidebars which keep track of the service information, personal plan, progress bar, and has the contact form.</text:p>
      <text:p text:style-name="P4">ii. Assessment of the quality of your design:</text:p>
      <text:p text:style-name="P3">Almost all of the features were especially difficult to design and implement because of the design itself. <text:s/>The graph system was difficult to learn to interact with, especially when the graph data has to be populated dynamically to account for any data in the database.</text:p>
      <text:p text:style-name="P3">The graph system does have a learning curve to understand how it works. <text:s/>Adding features to it will be more complex than an average web application. <text:s/>There would’ve been much simpler node-<text:soft-page-break/>system designs to go about- but to truly satisfy our client, this is the route that was appropriate.</text:p>
      <text:p text:style-name="P4">iii. Assessment of the implementation (coding) of your system:</text:p>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Logan Gosson</meta:initial-creator>
    <dc:creator>Casey DeDore</dc:creator>
    <meta:creation-date>2015-05-31T11:28:00Z</meta:creation-date>
    <dc:date>2015-06-08T09:42:55.05</dc:date>
    <meta:editing-cycles>9</meta:editing-cycles>
    <meta:editing-duration>PT1H32M13S</meta:editing-duration>
    <meta:document-statistic meta:table-count="0" meta:image-count="0" meta:object-count="0" meta:page-count="2" meta:paragraph-count="19" meta:word-count="647" meta:character-count="3831"/>
    <meta:template xlink:type="simple" xlink:actuate="onRequest" xlink:title="" xlink:href="Normal"/>
  </office:meta>
</office:document-meta>
</file>